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5.105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name-asian="Liberation Sans1" style:font-size-asian="200pt" style:font-size-complex="200pt"/>
    </style:style>
    <style:style style:name="T2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5.104cm" svg:height="229.778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حق کے باتوں سے ہیں انجان، بڑے بھولے ہیں</text:span><text:span text:style-name="T1"><text:line-break/></text:span><text:span text:style-name="T1">میری بستی کے مسلمان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ہیں تبرّے سے پریشان، بڑے بھولے ہیں</text:span><text:span text:style-name="T1"><text:line-break/></text:span><text:span text:style-name="T1">لعنتیں کیوں نہ ہوں قرب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گھر سے نکلے تھے خریداريئے جنت کے لیے</text:span><text:span text:style-name="T1"><text:line-break/></text:span><text:span text:style-name="T1">بیچ کر آ گئے ایم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روز پڑھتے ہیں مگر غور نہیں کر پاتے</text:span><text:span text:style-name="T1"><text:line-break/></text:span><text:span text:style-name="T1">آج کے حافظِ قرآ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اے خدیجہؑ تیرے ٹکڑوں پہ یہ پلنے والے</text:span><text:span text:style-name="T1"><text:line-break/></text:span><text:span text:style-name="T1">ارے بھول بیٹھے تیرے احس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ان کو عاشور کے فاقے سے نہیں ربط کوئی</text:span><text:span text:style-name="T1"><text:line-break/></text:span><text:span text:style-name="T1">نام ہے مولوی رمض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بغضِ حیدر میں سوئے نار چلے جاتے ہیں</text:span><text:span text:style-name="T1"><text:line-break/></text:span><text:span text:style-name="T1">ہائے بےچارے مسلم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میں لکھوں اُن کا تعرّف، یہ میرے بس میں کہاں</text:span><text:span text:style-name="T1"><text:line-break/></text:span><text:span text:style-name="T1">اُن کی ہے بس یہي پہچ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گھر میں خالق کے سقیفہ کے خلیفہ کی طرح</text:span><text:span text:style-name="T1"><text:line-break/></text:span><text:span text:style-name="T1">یہ تراشے ہوئے بھگو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نرغۂ کفر میں محبوبِ خدا کو تنہا</text:span><text:span text:style-name="T1"><text:line-break/></text:span><text:span text:style-name="T1">چھوڑ آئے سرِ میدان، بڑے بھولے ہیں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>
                <text:p text:style-name="P1"><text:span text:style-name="T1">کر کے بیٹھے ہیں غمِ شاہِ ہُدیٰ کا سودا</text:span><text:span text:style-name="T1"><text:line-break/></text:span><text:span text:style-name="T1">ارے قوم و ملت کے نگہبان، بڑے بھولے ہیں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5.115cm" fo:page-height="229.7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41:57.969829900</meta:creation-date>
    <dc:date>2026-01-27T20:34:05.680483100</dc:date>
    <meta:editing-duration>PT6M35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